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18.8cm" svg:y="2.2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.1cm" svg:y="6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.1cm" svg:y="3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5.5cm" svg:y="22.6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29.2cm" svg:y="30.1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.1cm" svg:y="0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8.5cm" svg:y="25.7cm">
          <text:p text:style-name="P1">BLAT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2.2cm" svg:y="24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4cm" svg:y="6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4.6cm" svg:y="27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25.3cm" svg:y="22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5.4cm" svg:y="28.1cm">
          <draw:text-box>
            <text:p>BLAT Annotation</text:p>
          </draw:text-box>
        </draw:frame>
        <draw:custom-shape draw:style-name="gr1" draw:text-style-name="P1" draw:layer="layout" svg:width="2.4cm" svg:height="1.7cm" svg:x="25.4cm" svg:y="36.1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8.4cm" svg:y="38.3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1cm" svg:y="36.6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33.7cm" svg:y="38.7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24.7cm" svg:y="34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24.9cm" svg:y="40cm">
          <draw:text-box>
            <text:p>DIAMOND Annotation</text:p>
          </draw:text-box>
        </draw:frame>
        <draw:custom-shape draw:style-name="gr2" draw:text-style-name="P1" draw:layer="layout" svg:width="4.4cm" svg:height="1.7cm" svg:x="28.6cm" svg:y="41.7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3cm" svg:y1="4.7cm" svg:x2="8.3cm" svg:y2="6.5cm" draw:start-shape="id1" draw:end-shape="id2" svg:d="M8300 4700v1800" svg:viewBox="0 0 1 1801">
          <text:p/>
        </draw:connector>
        <draw:frame draw:style-name="gr8" draw:text-style-name="P3" draw:layer="layout" svg:width="3.6cm" svg:height="1cm" svg:x="8.5cm" svg:y="5.4cm">
          <draw:text-box>
            <text:p>Pair 1, 2, orphans</text:p>
          </draw:text-box>
        </draw:frame>
        <draw:connector draw:style-name="gr9" draw:text-style-name="P2" draw:layer="layout" draw:type="line" svg:x1="8.3cm" svg:y1="1.9cm" svg:x2="8.3cm" svg:y2="3cm" draw:start-shape="id3" draw:start-glue-point="2" draw:end-shape="id1" draw:end-glue-point="0" svg:d="M8300 1900v1100" svg:viewBox="0 0 1 1101">
          <text:p/>
        </draw:connector>
        <draw:frame draw:style-name="gr8" draw:text-style-name="P3" draw:layer="layout" svg:width="3.6cm" svg:height="1cm" svg:x="8.5cm" svg:y="2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5cm" svg:y="9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1cm" svg:y1="8cm" svg:x2="5.3cm" svg:y2="11.7cm" draw:end-shape="id4" draw:end-glue-point="0" svg:d="M8100 8000l-2800 3700" svg:viewBox="0 0 2801 3701">
          <text:p/>
        </draw:connector>
        <draw:connector draw:style-name="gr9" draw:text-style-name="P2" draw:layer="layout" draw:type="line" svg:x1="8.1cm" svg:y1="8cm" svg:x2="8.3cm" svg:y2="13.6cm" draw:end-shape="id5" svg:d="M8100 8000l200 5600" svg:viewBox="0 0 201 5601">
          <text:p/>
        </draw:connector>
        <draw:connector draw:style-name="gr9" draw:text-style-name="P2" draw:layer="layout" draw:type="line" svg:x1="8.3cm" svg:y1="8.2cm" svg:x2="11.7cm" svg:y2="9.3cm" draw:start-shape="id2" draw:start-glue-point="2" draw:end-shape="id6" draw:end-glue-point="0" svg:d="M8300 8200l3400 1100" svg:viewBox="0 0 3401 1101">
          <text:p/>
        </draw:connector>
        <draw:frame draw:style-name="gr4" draw:text-style-name="P3" draw:layer="layout" svg:width="2.6cm" svg:height="0.7cm" svg:x="10.7cm" svg:y="8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7cm" svg:y1="11cm" svg:x2="11.7cm" svg:y2="15.8cm" draw:start-shape="id6" draw:start-glue-point="2" draw:end-shape="id9" draw:end-glue-point="0" svg:d="M11700 11000v4800" svg:viewBox="0 0 1 4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3.6cm" svg:y="33.3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.8cm" svg:y="36.3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7-12-13T14:13:33.086000000</dc:date>
    <meta:editing-duration>P5DT46M27S</meta:editing-duration>
    <meta:editing-cycles>8</meta:editing-cycles>
    <meta:generator>LibreOffice/5.4.2.2$Windows_X86_64 LibreOffice_project/22b09f6418e8c2d508a9eaf86b2399209b0990f4</meta:generator>
    <meta:document-statistic meta:object-count="53"/>
  </office:meta>
</office:document-meta>
</file>